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0.03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P4" style:family="paragraph">
      <style:paragraph-properties fo:margin-left="0cm" fo:margin-right="0cm" fo:margin-top="0cm" fo:margin-bottom="0.374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We want to create “reward courts” to mint crypto money for those who have less money than they should. Courts may make decisions by voting. For example, some people or organizations who can do something against environmental problems do not have access to enough financing, and that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people and organizations have less money than they should (some die of hunger because of climate change, climate activists suffer lack of money, etc.)</text:p>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free software writers, social activists, just poor people,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 text:style-name="P4"><text:s text:c="4"/>Rewarding actions protecting the environment (such as against climate change)</text:p>
                <text:list>
                  <text:list-item>
                    <text:p>for example, reward a token for every tree planted</text:p>
                  </text:list-item>
                </text:list>
              </text:list-item>
              <text:list-item>
                <text:p text:style-name="P4"><text:s text:c="4"/>Reward for donations</text:p>
              </text:list-item>
              <text:list-item>
                <text:p><text:s text:c="4"/>Money to poor countries</text:p>
              </text:list-item>
              <text:list-item>
                <text:p><text:s text:c="4"/>Disaster recovery funds</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ass security audit and after this publish it on the Ethereum mainnet.</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5M18S</meta:editing-duration>
    <meta:editing-cycles>25</meta:editing-cycles>
    <meta:generator>LibreOffice/6.3.5.2$Linux_X86_64 LibreOffice_project/30$Build-2</meta:generator>
    <dc:title>DNA</dc:title>
    <meta:initial-creator>Victor Porton</meta:initial-creator>
    <dc:date>2020-03-26T21:05:57.708320178</dc:date>
    <dc:creator>Victor Porton</dc:creator>
    <meta:document-statistic meta:object-count="66"/>
  </office:meta>
</office:document-meta>
</file>